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ED000000C839F77485EFF86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Karla" svg:font-family="Karla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Sansation" svg:font-family="Sansatio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 style:language-complex="en" style:country-complex="US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 style:language-complex="en" style:country-complex="US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es" fo:country="CO" style:font-size-asian="10pt" style:language-asian="none" style:country-asian="none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P6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weight="bold" style:letter-kerning="true" style:font-name-asian="SimSun" style:font-size-asian="9pt" style:language-asian="en" style:country-asian="US" style:font-weight-asian="bold" style:font-name-complex="Arial" style:font-size-complex="9pt" style:language-complex="en" style:country-complex="US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size="11pt" fo:language="es" fo:country="CO" style:font-name-asian="Calibri" style:font-size-asian="11pt" style:language-asian="en" style:country-asian="US" style:font-name-complex="Calibri" style:font-size-complex="11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 style:language-complex="en" style:country-complex="US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" fo:font-size="12pt" fo:language="es" fo:country="ES" fo:font-weight="normal" officeooo:paragraph-rsid="0005ec82" style:font-name-asian="Sansation" style:font-size-asian="12pt" style:font-weight-asian="normal" style:font-name-complex="Sansation" style:font-size-complex="12pt" style:font-weight-complex="normal"/>
    </style:style>
    <style:style style:name="P14" style:family="paragraph" style:parent-style-name="Standard">
      <style:paragraph-properties fo:margin-top="0.212cm" fo:margin-bottom="0.423cm" loext:contextual-spacing="false" fo:line-height="150%" fo:text-align="justify" style:justify-single-wor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 style:list-style-name="">
      <style:paragraph-properties fo:text-align="center" style:justify-single-word="false" fo:keep-with-next="always">
        <style:tab-stops>
          <style:tab-stop style:position="2.683cm" style:type="center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P16" style:family="paragraph" style:parent-style-name="Standard" style:list-style-name="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Text_20_body">
      <style:paragraph-properties fo:text-align="justify" style:justify-single-word="false"/>
      <style:text-properties officeooo:paragraph-rsid="0005ec82"/>
    </style:style>
    <style:style style:name="P20" style:family="paragraph" style:parent-style-name="Text_20_body" style:master-page-name="Standard">
      <style:paragraph-properties fo:text-align="center" style:justify-single-word="false" style:page-number="auto"/>
      <style:text-properties style:font-name="Arial" fo:font-size="11pt" fo:font-weight="bold" style:font-size-asian="11pt" style:font-weight-asian="bold" style:font-name-complex="Arial" style:font-size-complex="11pt"/>
    </style:style>
    <style:style style:name="P21" style:family="paragraph" style:parent-style-name="Footer">
      <style:text-properties style:font-name="Arial" style:font-name-complex="Arial"/>
    </style:style>
    <style:style style:name="P22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23" style:family="paragraph" style:parent-style-name="Sin_20_espaciado">
      <style:paragraph-properties fo:text-align="justify" style:justify-single-word="false"/>
    </style:style>
    <style:style style:name="P24" style:family="paragraph" style:parent-style-name="Sin_20_espaciado">
      <style:paragraph-properties fo:text-align="justify" style:justify-single-word="false"/>
      <style:text-properties officeooo:paragraph-rsid="0005ec82"/>
    </style:style>
    <style:style style:name="P25" style:family="paragraph" style:parent-style-name="Sin_20_espaciado">
      <style:paragraph-properties fo:text-align="justify" style:justify-single-word="false"/>
      <style:text-properties fo:font-size="11pt" style:font-size-asian="11pt" style:font-name-complex="Arial" style:font-size-complex="11pt"/>
    </style:style>
    <style:style style:name="P26" style:family="paragraph" style:parent-style-name="Sin_20_espaciado">
      <style:paragraph-properties fo:text-align="justify" style:justify-single-word="false">
        <style:tab-stops>
          <style:tab-stop style:position="10.428cm"/>
        </style:tab-stops>
      </style:paragraph-properties>
      <style:text-properties fo:font-size="11pt" style:font-size-asian="11pt" style:font-name-complex="Arial" style:font-size-complex="11pt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fo:font-size="11pt" officeooo:rsid="0005ec82" style:font-size-asian="11pt" style:font-name-complex="Arial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officeooo:rsid="0005ec82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7" style:family="text">
      <style:text-properties style:font-name="Arial" fo:font-size="10pt" style:font-size-asian="10pt" style:font-name-complex="Arial" style:font-size-complex="10pt" style:language-complex="en" style:country-complex="US"/>
    </style:style>
    <style:style style:name="T8" style:family="text">
      <style:text-properties style:font-name="Arial" fo:font-size="10pt" style:font-size-asian="10pt" style:font-name-complex="Arial" style:font-size-complex="10pt" style:language-complex="en" style:country-complex="US" style:font-weight-complex="bold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T10" style:family="text">
      <style:text-properties style:font-name="Arial" fo:font-size="10pt" style:font-name-asian="Arial" style:font-size-asian="10pt" style:font-name-complex="Arial" style:font-size-complex="10pt" style:language-complex="en" style:country-complex="US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style-complex="italic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10pt" style:font-size-asian="10pt" style:font-name-complex="Arial" style:font-size-complex="10pt" style:language-complex="en" style:country-complex="US"/>
    </style:style>
    <style:style style:name="T15" style:family="text">
      <style:text-properties style:font-name="Karla" fo:font-size="12pt" officeooo:rsid="001445e6" style:font-size-asian="12pt" style:font-name-complex="Arial1" style:font-size-complex="12pt"/>
    </style:style>
    <style:style style:name="T16" style:family="text">
      <style:text-properties style:font-name="Karla" fo:font-size="12pt" fo:font-weight="bold" officeooo:rsid="001445e6" style:font-size-asian="12pt" style:font-weight-asian="bold" style:font-name-complex="Arial1" style:font-size-complex="12pt" style:font-weight-complex="bold"/>
    </style:style>
    <style:style style:name="T17" style:family="text">
      <style:text-properties style:font-name="Arial" fo:font-size="11pt" style:font-size-asian="11pt" style:font-name-complex="Arial" style:font-size-complex="11pt"/>
    </style:style>
    <style:style style:name="T1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9" style:family="text">
      <style:text-properties style:font-name="Arial" fo:font-size="12pt" fo:font-weight="bold" officeooo:rsid="001445e6" style:font-size-asian="12pt" style:font-weight-asian="bold" style:font-name-complex="Arial1" style:font-size-complex="12pt" style:font-weight-complex="bold"/>
    </style:style>
    <style:style style:name="T20" style:family="text">
      <style:text-properties fo:font-style="italic" fo:font-weight="bold" officeooo:rsid="0010857e" style:font-style-asian="italic" style:font-weight-asian="bold" style:font-name-complex="Arial1" style:font-style-complex="italic"/>
    </style:style>
    <style:style style:name="T2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05febf" style:text-blinking="false" fo:background-color="transparent" loext:char-shading-value="0" style:font-style-asian="italic" style:font-weight-asian="bold" style:font-name-complex="Arial1" style:font-style-complex="italic"/>
    </style:style>
    <style:style style:name="T2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11fc0d" style:text-blinking="false" fo:background-color="transparent" loext:char-shading-value="0" style:font-style-asian="italic" style:font-weight-asian="bold" style:font-name-complex="Arial1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.746cm, 1.035cm, 0.804cm, 1.16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ESIÓN DE DERECHOS REGISTRO DE SOFTWARE</text:p>
      <text:p text:style-name="P17"/>
      <text:p text:style-name="P19"><text:span text:style-name="T4">Y</text:span><text:span text:style-name="T4">o, </text:span><text:span text:style-name="T19">CARLOS IVAN ORTEGA ALVAREZ</text:span><text:span text:style-name="T6"> </text:span><text:span text:style-name="T4">identificado con cédula de ciudadanía número </text:span><text:span text:style-name="T19">1090506123</text:span><text:span text:style-name="T6"> </text:span><text:span text:style-name="T4">expedid</text:span><text:span text:style-name="T4">a en Cúcuta, declaro haber participado, mediante aportes conceptuales propios de mi experiencia y dentro de las actividades desarrolladas en el proceso de investigación para el desarrollo de la tecnología/software denominada:</text:span></text:p>
      <text:p text:style-name="P18"/>
      <text:p text:style-name="P13"><text:span text:style-name="T20">“D</text:span><text:span text:style-name="T21">ESARROLLO DE UNA PLATAFORMA TECNOLÓGICA PARA LA GESTIÓN Y VISIBILIDAD DE LA RED DE CONOCIMIENTO EN LA APROPIACIÓN Y APROVECHAMIENTO DE LAS </text:span><text:span text:style-name="T22">TIC</text:span><text:span text:style-name="T21"> PARA LA MUJER NORTESANTANDEREANA”</text:span></text:p>
      <text:p text:style-name="P17"/>
      <text:p text:style-name="P18">Declaro que CEDO Y TRANSFIERO, sin limitación alguna, a favor de la UNIVERSIDAD FRANCISCO DE PAULA SANTANDER, los derechos patrimoniales derivados de esta invención u obra, para que en adelante, pertenezcan exclusivamente a la UNIVERSIDAD FRANCISCO DE PAULA SANTANDER, entidad estatal existente bajo las leyes colombianas, domiciliada en la ciudad de San José de Cúcuta.</text:p>
      <text:p text:style-name="P1">El presente documento se suscribe para ser presentado por la UNIVERSIDAD FRANCISCO DE PAULA SANTANDER, en el registro de software ante la Dirección Nacional de Derecho de Autor - DNDA.</text:p>
      <text:p text:style-name="P1"/>
      <text:p text:style-name="P8"><text:span text:style-name="T4">Para constancia se firma en San José de Cúcuta el </text:span><text:span text:style-name="T5">5</text:span><text:span text:style-name="T4"> de ju</text:span><text:span text:style-name="T5">l</text:span><text:span text:style-name="T4">io del 2018</text:span></text:p>
      <text:p text:style-name="P14"/>
      <text:p text:style-name="P1">Cedente: <text:s text:c="6"/><text:tab/><text:tab/> <text:s text:c="19"/>Autor\Inventor</text:p>
      <text:p text:style-name="P18"/>
      <text:p text:style-name="P18">________________________________</text:p>
      <text:p text:style-name="P25">Firma</text:p>
      <text:p text:style-name="P24"><text:span text:style-name="T1">Nombre: </text:span><text:span text:style-name="T15">CARLOS IVAN ORTEGA ALVAREZ</text:span></text:p>
      <text:p text:style-name="P23"><text:span text:style-name="T1">C.C. </text:span><text:span text:style-name="T2">1090506123</text:span></text:p>
      <text:p text:style-name="P26"><text:tab/></text:p>
      <text:p text:style-name="P25">Cesionario:</text:p>
      <text:p text:style-name="P25"/>
      <text:p text:style-name="P25"/>
      <text:p text:style-name="P25">___________________________________</text:p>
      <text:p text:style-name="P23"><text:span text:style-name="T1">Nombre del Rector: HECTOR MIGUEL PARRA LÓPEZ</text:span></text:p>
      <text:p text:style-name="P25">Representante Legal</text:p>
      <text:p text:style-name="P25">UNIVERSIDAD FRANCISCO DE PAULA SANTANDER</text:p>
      <text:p text:style-name="P23"><text:span text:style-name="T1">C.C. 13.814.433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Karla" svg:font-family="Karla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Sansation" svg:font-family="Sansatio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O" style:font-name-asian="Tahoma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Narrow" fo:font-family="'Arial Narrow'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Arial Narrow" style:font-family-complex="'Arial Narrow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weight="bold" style:font-weight-asian="bold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fo:language="en" fo:country="US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in_20_espaciado" style:display-name="Sin espaciado" style:family="paragraph">
      <style:paragraph-properties fo:orphans="0" fo:widows="0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ffffff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fo:font-weight="bold" style:font-name-asian="SimSun" style:font-family-asian="SimSun, 宋体" style:font-pitch-asian="variable" style:font-weight-asian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independiente_20_Car" style:display-name="Texto independiente Car" style:family="text">
      <style:text-properties style:font-name="Arial Narrow" fo:font-family="'Arial Narrow'" style:font-family-generic="swiss" style:font-pitch="variable" fo:font-size="14pt" style:font-size-asian="14pt" style:font-name-complex="Arial Narrow" style:font-family-complex="'Arial Narrow'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 Narrow" fo:font-family="'Arial Narrow'" style:font-family-generic="swiss" style:font-pitch="variable" fo:font-size="14pt" fo:language="es" fo:country="ES" style:font-size-asian="14pt" style:font-name-complex="Arial Narrow" style:font-family-complex="'Arial Narrow'" style:font-family-generic-complex="swiss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1.164cm" fo:margin-left="1.799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z1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z1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WW8Num1z1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z1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1.041cm" fo:margin-left="1.67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348cm" style:rel-width="101%" table:align="center" style:writing-mode="lr-tb"/>
    </style:style>
    <style:style style:name="Table1.A" style:family="table-column">
      <style:table-column-properties style:column-width="3.321cm" style:rel-column-width="1925*"/>
    </style:style>
    <style:style style:name="Table1.B" style:family="table-column">
      <style:table-column-properties style:column-width="2.182cm" style:rel-column-width="1265*"/>
    </style:style>
    <style:style style:name="Table1.C" style:family="table-column">
      <style:table-column-properties style:column-width="5.5cm" style:rel-column-width="3188*"/>
    </style:style>
    <style:style style:name="Table1.D" style:family="table-column">
      <style:table-column-properties style:column-width="1.393cm" style:rel-column-width="808*"/>
    </style:style>
    <style:style style:name="Table1.E" style:family="table-column">
      <style:table-column-properties style:column-width="1.894cm" style:rel-column-width="1098*"/>
    </style:style>
    <style:style style:name="Table1.F" style:family="table-column">
      <style:table-column-properties style:column-width="2.058cm" style:rel-column-width="1193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B3" style:family="table-cell">
      <style:table-cell-properties style:vertical-align="middle" fo:background-color="#c000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F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D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D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size="11pt" fo:language="es" fo:country="CO" style:font-name-asian="Calibri" style:font-size-asian="11pt" style:language-asian="en" style:country-asian="US" style:font-name-complex="Calibri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fo:language="es" fo:country="CO" style:font-size-asian="10pt" style:language-asian="none" style:country-asian="none" style:font-name-complex="Arial" style:font-size-complex="10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MP4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 style:language-complex="en" style:country-complex="US"/>
    </style:style>
    <style:style style:name="MP6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 style:language-complex="en" style:country-complex="US"/>
    </style:style>
    <style:style style:name="M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language-complex="en" style:country-complex="US"/>
    </style:style>
    <style:style style:name="M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 style:language-complex="en" style:country-complex="US"/>
    </style:style>
    <style:style style:name="MP9" style:family="paragraph" style:parent-style-name="Standard">
      <style:paragraph-properties fo:text-align="center" style:justify-single-word="false"/>
      <style:text-properties style:font-name="Arial" fo:font-size="9pt" fo:font-weight="bold" style:letter-kerning="true" style:font-name-asian="SimSun" style:font-size-asian="9pt" style:language-asian="en" style:country-asian="US" style:font-weight-asian="bold" style:font-name-complex="Arial" style:font-size-complex="9pt" style:language-complex="en" style:country-complex="US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 style:list-style-name="">
      <style:paragraph-properties fo:text-align="center" style:justify-single-word="false" fo:keep-with-next="always">
        <style:tab-stops>
          <style:tab-stop style:position="2.683cm" style:type="center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MP12" style:family="paragraph" style:parent-style-name="Standard" style:list-style-name="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 style:font-size-complex="10pt" style:language-complex="en" style:country-complex="US" style:font-style-complex="italic" style:font-weight-complex="bold"/>
    </style:style>
    <style:style style:name="MP13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P14" style:family="paragraph" style:parent-style-name="Footer">
      <style:text-properties style:font-name="Arial" style:font-name-complex="Arial"/>
    </style:style>
    <style:style style:name="MT1" style:family="text">
      <style:text-properties style:font-name="Arial" fo:font-size="10pt" style:font-size-asian="10pt" style:font-name-complex="Arial" style:font-size-complex="10pt" style:language-complex="en" style:country-complex="US"/>
    </style:style>
    <style:style style:name="MT2" style:family="text">
      <style:text-properties style:font-name="Arial" fo:font-size="10pt" style:font-size-asian="10pt" style:font-name-complex="Arial" style:font-size-complex="10pt" style:language-complex="en" style:country-complex="US" style:font-weight-complex="bold"/>
    </style:style>
    <style:style style:name="MT3" style:family="text">
      <style:text-properties style:font-name="Arial" fo:font-size="10pt" style:font-name-asian="Arial" style:font-size-asian="10pt" style:font-name-complex="Arial" style:font-size-complex="10pt" style:language-complex="en" style:country-complex="US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.746cm, 1.035cm, 0.804cm, 1.16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85cm" fo:margin-left="2.701cm" fo:margin-right="2.701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6cm" fo:margin-bottom="1.767cm" style:dynamic-spacing="true"/>
      </style:header-style>
      <style:footer-style>
        <style:header-footer-properties fo:min-height="1.651cm" fo:margin-top="1.5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row table:style-name="Table1.1">
            <table:table-cell table:style-name="Table1.A1" table:number-rows-spanned="4" office:value-type="string">
              <text:p text:style-name="MP2"><draw:frame draw:style-name="Mfr1" draw:name="Imagen 24" text:anchor-type="as-char" svg:width="2.013cm" svg:height="1.773cm" draw:z-index="0"><draw:image xlink:href="Pictures/10000200000000ED000000C839F77485EFF86C6A.png" xlink:type="simple" xlink:show="embed" xlink:actuate="onLoad" loext:mime-type="image/png"/></draw:frame></text:p>
            </table:table-cell>
            <table:table-cell table:style-name="Table1.B1" table:number-rows-spanned="2" table:number-columns-spanned="3" office:value-type="string">
              <text:p text:style-name="MP3">INVESTIGACIÓN</text:p>
            </table:table-cell>
            <table:covered-table-cell/>
            <table:covered-table-cell/>
            <table:table-cell table:style-name="Table1.B1" office:value-type="string">
              <text:p text:style-name="MP3">CÓDIGO</text:p>
            </table:table-cell>
            <table:table-cell table:style-name="Table1.F1" office:value-type="string">
              <text:p text:style-name="MP4"><text:span text:style-name="MT1">FO-IN-21</text:span></text:p>
            </table:table-cell>
          </table:table-row>
          <table:table-row table:style-name="Table1.1"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7">VERSIÓN</text:p>
            </table:table-cell>
            <table:table-cell table:style-name="Table1.F2" office:value-type="string">
              <text:p text:style-name="MP8">01</text:p>
            </table:table-cell>
          </table:table-row>
          <table:table-row table:style-name="Table1.1">
            <table:covered-table-cell/>
            <table:table-cell table:style-name="Table1.B3" table:number-rows-spanned="2" table:number-columns-spanned="3" office:value-type="string">
              <text:p text:style-name="MP9">CESION DE DERECHOS REGISTRO DE SOFTWARE</text:p>
            </table:table-cell>
            <table:covered-table-cell/>
            <table:covered-table-cell/>
            <table:table-cell table:style-name="Table1.A1" office:value-type="string">
              <text:p text:style-name="MP7">FECHA</text:p>
            </table:table-cell>
            <table:table-cell table:style-name="Table1.F3" office:value-type="string">
              <text:p text:style-name="MP8">20/04/2018</text:p>
            </table:table-cell>
          </table:table-row>
          <table:table-row table:style-name="Table1.1"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7">PÁGINA</text:p>
            </table:table-cell>
            <table:table-cell table:style-name="Table1.F4" office:value-type="string">
              <text:p text:style-name="MP10"><text:span text:style-name="MT2"><text:page-number style:num-format="1" text:select-page="current">1</text:page-number></text:span><text:span text:style-name="MT3"><text:s/></text:span><text:span text:style-name="MT1">de </text:span><text:span text:style-name="MT2"><text:page-count style:num-format="1">1</text:page-count></text:span></text:p>
            </table:table-cell>
          </table:table-row>
          <table:table-row table:style-name="Table1.1">
            <table:table-cell table:style-name="Table1.A1" table:number-columns-spanned="2" office:value-type="string">
              <text:h text:style-name="MP11" text:outline-level="2">ELABORÓ</text:h>
            </table:table-cell>
            <table:covered-table-cell/>
            <table:table-cell table:style-name="Table1.A1" office:value-type="string">
              <text:h text:style-name="MP12" text:outline-level="2">REVISÓ</text:h>
            </table:table-cell>
            <table:table-cell table:style-name="Table1.D5" table:number-columns-spanned="3" office:value-type="string">
              <text:h text:style-name="MP12" text:outline-level="2">APROBÓ</text:h>
            </table:table-cell>
            <table:covered-table-cell/>
            <table:covered-table-cell/>
          </table:table-row>
          <table:table-row table:style-name="Table1.1">
            <table:table-cell table:style-name="Table1.A1" table:number-columns-spanned="2" office:value-type="string">
              <text:p text:style-name="MP8">Líder de Investigación</text:p>
            </table:table-cell>
            <table:covered-table-cell/>
            <table:table-cell table:style-name="Table1.A1" office:value-type="string">
              <text:p text:style-name="MP8">Equipo Operativo de Calidad</text:p>
            </table:table-cell>
            <table:table-cell table:style-name="Table1.D6" table:number-columns-spanned="3" office:value-type="string">
              <text:p text:style-name="MP8">Líder de Calidad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13">**Copia No controlada**</text:p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SOLICITUD DE PROTECCIÓN</dc:title>
    <dc:subject/>
    <meta:keyword/>
    <meta:initial-creator>maortega</meta:initial-creator>
    <meta:creation-date>2018-07-04T21:29:00</meta:creation-date>
    <dc:date>2018-07-04T22:58:47.901199619</dc:date>
    <meta:print-date>2014-02-19T11:12:00</meta:print-date>
    <meta:editing-cycles>3</meta:editing-cycles>
    <meta:editing-duration>PT4M2S</meta:editing-duration>
    <meta:document-statistic meta:table-count="1" meta:image-count="1" meta:object-count="0" meta:page-count="1" meta:paragraph-count="36" meta:word-count="238" meta:character-count="1670" meta:non-whitespace-character-count="1437"/>
    <meta:generator>LibreOffice/6.0.5.2$Linux_X86_64 LibreOffice_project/00m0$Build-2</meta:generator>
  </office:meta>
</office:document-meta>
</file>